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618cm" fo:min-width="1.625cm" fo:padding-top="0.176cm" fo:padding-bottom="0.176cm" fo:padding-left="0.301cm" fo:padding-right="0.301cm"/>
    </style:style>
    <style:style style:name="gr2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94cm" fo:min-width="1.625cm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26cm" fo:min-width="1.625cm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43cm" fo:min-width="1.625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3.473cm"/>
    </style:style>
    <style:style style:name="gr7" style:family="graphic" style:parent-style-name="standard">
      <style:graphic-properties draw:stroke="none" svg:stroke-color="#000000" draw:fill="none" draw:fill-color="#ffffff" fo:min-height="4.341cm"/>
    </style:style>
    <style:style style:name="gr8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581cm" fo:min-width="4.71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744cm" fo:min-width="2.228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58cm" fo:min-width="4.714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5.209cm"/>
    </style:style>
    <style:style style:name="gr13" style:family="graphic" style:parent-style-name="standard">
      <style:graphic-properties draw:stroke="none" svg:stroke-color="#000000" draw:fill="none" draw:fill-color="#ffffff" fo:min-height="3.494cm"/>
    </style:style>
    <style:style style:name="gr14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41cm" svg:height="3.13cm" svg:x="8.564cm" svg:y="4.35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595cm" svg:y="4.993cm"/>
          <draw:glue-point draw:id="17" svg:x="-1.143cm" svg:y="5.14cm"/>
          <text:p text:style-name="P1">serial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" draw:id="id2" draw:layer="layout" svg:width="3.541cm" svg:height="3.13cm" svg:x="1.704cm" svg:y="8.557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GP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4" draw:id="id4" draw:layer="layout" svg:width="3.541cm" svg:height="3.094cm" svg:x="15.562cm" svg:y="8.308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Serial1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6" draw:id="id6" draw:layer="layout" svg:width="3.541cm" svg:height="3.13cm" svg:x="8.699cm" svg:y="19.71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ra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9.168cm" svg:y1="12.911cm" svg:x2="4.885cm" svg:y2="10.813cm" draw:start-shape="id1" draw:start-glue-point="9" draw:end-shape="id2" draw:end-glue-point="10" svg:d="M9168 12911l-4283-2098" svg:viewBox="0 0 4284 2099">
          <text:p text:style-name="P1"/>
          <text:p text:style-name="P1"/>
          <text:p text:style-name="P1"/>
          <text:p text:style-name="P1"/>
          <text:p text:style-name="P1"><text:s text:c="13"/>setRTS <text:s text:c="22"/></text:p>
          <text:p text:style-name="P1">getCTS <text:s text:c="7"/></text:p>
          <text:p text:style-name="P1"><text:s text:c="16"/></text:p>
        </draw:connector>
        <draw:connector draw:style-name="gr3" draw:text-style-name="P3" draw:layer="layout" draw:type="line" svg:x1="10.424cm" svg:y1="12.141cm" svg:x2="10.335cm" svg:y2="7.484cm" draw:start-shape="id1" draw:start-glue-point="4" draw:end-shape="id3" draw:end-glue-point="6" svg:d="M10424 12141l-89-4657" svg:viewBox="0 0 90 4658">
          <text:p text:style-name="P1"><text:s text:c="21"/></text:p>
          <text:p text:style-name="P1"/>
          <text:p text:style-name="P1"/>
          <text:p text:style-name="P1"><text:s text:c="15"/>serial <text:s text:c="2"/>Push <text:s text:c="15"/></text:p>
          <text:p text:style-name="P1"><text:s text:c="19"/>serial <text:s text:c="2"/>Pop <text:s text:c="21"/></text:p>
          <text:p text:style-name="P1"/>
          <text:p text:style-name="P1"/>
          <text:p text:style-name="P1"/>
          <text:p text:style-name="P1"><text:s text:c="6"/></text:p>
        </draw:connector>
        <draw:connector draw:style-name="gr3" draw:text-style-name="P3" draw:layer="layout" draw:type="line" svg:x1="11.783cm" svg:y1="12.911cm" svg:x2="16.025cm" svg:y2="10.538cm" draw:start-shape="id1" draw:start-glue-point="8" draw:end-shape="id4" draw:end-glue-point="11" svg:d="M11783 12911l4242-2373" svg:viewBox="0 0 4243 2374">
          <text:p text:style-name="P1"/>
          <text:p text:style-name="P1"/>
          <text:p text:style-name="P1"/>
          <text:p text:style-name="P1"><text:s text:c="8"/>available <text:s text:c="5"/></text:p>
          <text:p text:style-name="P1"><text:s text:c="9"/>read <text:s text:c="4"/></text:p>
          <text:p text:style-name="P1"><text:s text:c="3"/>write <text:s text:c="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4" draw:text-style-name="P2" xml:id="id5" draw:id="id5" draw:layer="layout" svg:width="3.541cm" svg:height="2.986cm" svg:x="15.751cm" svg:y="15.88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1.834cm" svg:y1="14.397cm" svg:x2="16.266cm" svg:y2="16.623cm" draw:start-shape="id1" draw:start-glue-point="10" draw:end-shape="id5" draw:end-glue-point="9" svg:d="M11834 14397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connector draw:style-name="gr3" draw:text-style-name="P3" draw:layer="layout" draw:type="line" svg:x1="10.424cm" svg:y1="15.271cm" svg:x2="10.47cm" svg:y2="19.714cm" draw:start-shape="id1" draw:start-glue-point="6" draw:end-shape="id6" draw:end-glue-point="4" svg:d="M10424 15271l46 4443" svg:viewBox="0 0 47 4444">
          <text:p text:style-name="P1"><text:s text:c="22"/></text:p>
          <text:p text:style-name="P1"><text:s text:c="6"/>lora <text:s text:c="2"/>Push <text:s text:c="3"/></text:p>
          <text:p text:style-name="P1"><text:s text:c="17"/>lora <text:s text:c="2"/>Pop <text:s text:c="15"/></text:p>
          <text:p text:style-name="P1"><text:s text:c="6"/></text:p>
        </draw:connector>
        <draw:custom-shape draw:style-name="gr5" draw:text-style-name="P2" xml:id="id7" draw:id="id7" draw:layer="layout" svg:width="3.541cm" svg:height="3.011cm" svg:x="1.742cm" svg:y="16.16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4.872cm" svg:y1="16.904cm" svg:x2="9.116cm" svg:y2="14.397cm" draw:start-shape="id7" draw:start-glue-point="8" draw:end-shape="id1" draw:end-glue-point="11" svg:d="M4872 16904l4244-2507" svg:viewBox="0 0 4245 2508">
          <text:p text:style-name="P1">handleIo <text:s text:c="15"/></text:p>
          <text:p text:style-name="P1"/>
        </draw:connector>
        <draw:frame draw:style-name="gr6" draw:text-style-name="P4" draw:layer="layout" svg:width="6.189cm" svg:height="3.723cm" svg:x="2.17cm" svg:y="2.378cm">
          <draw:text-box>
            <text:p text:style-name="P1"><text:span text:style-name="T1">Arduino</text:span></text:p>
            <text:p text:style-name="P1"><text:span text:style-name="T1">LoraBridge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1" draw:id="id1" draw:layer="layout" svg:width="3.541cm" svg:height="3.13cm" svg:x="8.653cm" svg:y="12.141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7" draw:text-style-name="P4" draw:layer="layout" svg:width="6.189cm" svg:height="4.591cm" svg:x="2.355cm" svg:y="2.871cm">
          <draw:text-box>
            <text:p text:style-name="P1"><text:span text:style-name="T1">Lora Bridge</text:span></text:p>
            <text:p text:style-name="P1"><text:span text:style-name="T1">handleIo()</text:span></text:p>
            <text:p text:style-name="P1"><text:span text:style-name="T1">routine called</text:span></text:p>
            <text:p text:style-name="P1"><text:span text:style-name="T1">From Arduino <text:s/>loop()</text:span></text:p>
          </draw:text-box>
        </draw:frame>
        <draw:connector draw:style-name="gr8" draw:text-style-name="P3" draw:layer="layout" draw:type="line" svg:x1="12.451cm" svg:y1="7.402cm" svg:x2="12.486cm" svg:y2="9.666cm" draw:start-shape="id8" draw:start-glue-point="2" draw:end-shape="id9" draw:end-glue-point="0" svg:d="M12451 7402l35 2264" svg:viewBox="0 0 36 2265">
          <text:p/>
        </draw:connector>
        <draw:custom-shape draw:style-name="gr9" draw:text-style-name="P2" xml:id="id8" draw:id="id8" draw:layer="layout" svg:width="5.264cm" svg:height="2.881cm" svg:x="9.819cm" svg:y="4.521cm">
          <text:p text:style-name="P1">Output byte from</text:p>
          <text:p text:style-name="P1">serialFIFO To</text:p>
          <text:p text:style-name="P1">Serial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51cm" svg:y1="1.701cm" svg:x2="12.451cm" svg:y2="4.521cm" draw:end-shape="id8" svg:d="M12451 1701v2820" svg:viewBox="0 0 1 2821">
          <text:p/>
        </draw:connector>
        <draw:custom-shape draw:style-name="gr10" draw:text-style-name="P2" draw:layer="layout" svg:width="3.624cm" svg:height="2.89cm" svg:x="10.817cm" svg:y="23.466cm">
          <draw:glue-point draw:id="8" svg:x="0cm" svg:y="-4.342cm"/>
          <text:p text:style-name="P1">Return</text:p>
          <text:p text:style-name="P1">To Arduino</text:p>
          <text:p text:style-name="P1">loop()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3" draw:layer="layout" draw:type="line" svg:x1="12.557cm" svg:y1="22.338cm" svg:x2="12.629cm" svg:y2="23.657cm" draw:start-shape="id10" draw:start-glue-point="2" svg:d="M12557 22338l72 1319" svg:viewBox="0 0 73 1320">
          <text:p/>
        </draw:connector>
        <draw:custom-shape draw:style-name="gr11" draw:text-style-name="P2" xml:id="id9" draw:id="id9" draw:layer="layout" svg:width="5.264cm" svg:height="2.88cm" svg:x="9.854cm" svg:y="9.666cm">
          <text:p text:style-name="P1">Push Serial1</text:p>
          <text:p text:style-name="P1">Input bytes to</text:p>
          <text:p text:style-name="P1">loraFIFO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5.264cm" svg:height="2.881cm" svg:x="9.96cm" svg:y="14.811cm">
          <text:p text:style-name="P1">Recv Lora</text:p>
          <text:p text:style-name="P1">Input Buffer, </text:p>
          <text:p text:style-name="P1">push bytes</text:p>
          <text:p text:style-name="P1">To serialFIFO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86cm" svg:y1="12.546cm" svg:x2="12.592cm" svg:y2="14.811cm" draw:start-shape="id9" draw:start-glue-point="2" draw:end-shape="id11" draw:end-glue-point="0" svg:d="M12486 12546l106 2265" svg:viewBox="0 0 107 2266">
          <text:p/>
        </draw:connector>
        <draw:custom-shape draw:style-name="gr9" draw:text-style-name="P2" xml:id="id10" draw:id="id10" draw:layer="layout" svg:width="5.264cm" svg:height="2.881cm" svg:x="9.925cm" svg:y="19.457cm">
          <text:p text:style-name="P1">Collect TX output</text:p>
          <text:p text:style-name="P1">Buffer from</text:p>
          <text:p text:style-name="P1">loraFIFO</text:p>
          <text:p text:style-name="P1">And Transmit i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92cm" svg:y1="17.692cm" svg:x2="12.557cm" svg:y2="19.457cm" draw:start-shape="id11" draw:start-glue-point="2" draw:end-shape="id10" draw:end-glue-point="0" svg:d="M12592 17692l-35 1765" svg:viewBox="0 0 36 1766">
          <text:p/>
        </draw:connector>
      </draw:page>
      <draw:page draw:name="page3" draw:style-name="dp1" draw:master-page-name="Default">
        <draw:custom-shape draw:style-name="gr1" draw:text-style-name="P2" xml:id="id13" draw:id="id13" draw:layer="layout" svg:width="3.541cm" svg:height="3.13cm" svg:x="8.564cm" svg:y="4.38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595cm" svg:y="4.993cm"/>
          <draw:glue-point draw:id="17" svg:x="-1.143cm" svg:y="5.14cm"/>
          <text:p text:style-name="P1">serial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4" draw:id="id14" draw:layer="layout" svg:width="3.541cm" svg:height="3.094cm" svg:x="15.562cm" svg:y="8.33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Seria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6" draw:id="id16" draw:layer="layout" svg:width="3.541cm" svg:height="3.13cm" svg:x="8.699cm" svg:y="19.7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ra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0.424cm" svg:y1="12.167cm" svg:x2="10.335cm" svg:y2="7.51cm" draw:start-shape="id12" draw:start-glue-point="4" draw:end-shape="id13" draw:end-glue-point="6" svg:d="M10424 12167l-89-4657" svg:viewBox="0 0 90 4658">
          <text:p text:style-name="P1"><text:s text:c="21"/></text:p>
          <text:p text:style-name="P1"/>
          <text:p text:style-name="P1"/>
          <text:p text:style-name="P1"><text:s text:c="15"/>serial <text:s text:c="2"/>Push <text:s text:c="15"/></text:p>
          <text:p text:style-name="P1"><text:s text:c="19"/>serial <text:s text:c="2"/>Pop <text:s text:c="21"/></text:p>
          <text:p text:style-name="P1"/>
          <text:p text:style-name="P1"/>
          <text:p text:style-name="P1"/>
          <text:p text:style-name="P1"><text:s text:c="6"/></text:p>
        </draw:connector>
        <draw:connector draw:style-name="gr3" draw:text-style-name="P3" draw:layer="layout" draw:type="line" svg:x1="11.783cm" svg:y1="12.937cm" svg:x2="16.025cm" svg:y2="10.564cm" draw:start-shape="id12" draw:start-glue-point="8" draw:end-shape="id14" draw:end-glue-point="11" svg:d="M11783 12937l4242-2373" svg:viewBox="0 0 4243 2374">
          <text:p text:style-name="P1"/>
          <text:p text:style-name="P1"/>
          <text:p text:style-name="P1"/>
          <text:p text:style-name="P1"><text:s text:c="8"/>available <text:s text:c="5"/></text:p>
          <text:p text:style-name="P1"><text:s text:c="9"/>read <text:s text:c="4"/></text:p>
          <text:p text:style-name="P1"><text:s text:c="3"/>write <text:s text:c="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4" draw:text-style-name="P2" xml:id="id15" draw:id="id15" draw:layer="layout" svg:width="3.541cm" svg:height="2.986cm" svg:x="15.751cm" svg:y="15.915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1.834cm" svg:y1="14.423cm" svg:x2="16.266cm" svg:y2="16.649cm" draw:start-shape="id12" draw:start-glue-point="10" draw:end-shape="id15" draw:end-glue-point="9" svg:d="M11834 14423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connector draw:style-name="gr3" draw:text-style-name="P3" draw:layer="layout" draw:type="line" svg:x1="10.424cm" svg:y1="15.297cm" svg:x2="10.47cm" svg:y2="19.74cm" draw:start-shape="id12" draw:start-glue-point="6" draw:end-shape="id16" draw:end-glue-point="4" svg:d="M10424 15297l46 4443" svg:viewBox="0 0 47 4444">
          <text:p text:style-name="P1"><text:s text:c="22"/></text:p>
          <text:p text:style-name="P1"><text:s text:c="6"/>lora <text:s text:c="2"/>Push <text:s text:c="3"/></text:p>
          <text:p text:style-name="P1"><text:s text:c="17"/>lora <text:s text:c="2"/>Pop <text:s text:c="15"/></text:p>
          <text:p text:style-name="P1"><text:s text:c="6"/></text:p>
        </draw:connector>
        <draw:custom-shape draw:style-name="gr5" draw:text-style-name="P2" xml:id="id17" draw:id="id17" draw:layer="layout" svg:width="3.541cm" svg:height="3.011cm" svg:x="1.742cm" svg:y="16.1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4.872cm" svg:y1="16.93cm" svg:x2="9.116cm" svg:y2="14.423cm" draw:start-shape="id17" draw:start-glue-point="8" draw:end-shape="id12" draw:end-glue-point="11" svg:d="M4872 16930l4244-2507" svg:viewBox="0 0 4245 2508">
          <text:p text:style-name="P1">handleIo <text:s text:c="15"/></text:p>
          <text:p text:style-name="P1"/>
        </draw:connector>
        <draw:frame draw:style-name="gr6" draw:text-style-name="P4" draw:layer="layout" svg:width="6.189cm" svg:height="3.723cm" svg:x="2.17cm" svg:y="2.404cm">
          <draw:text-box>
            <text:p text:style-name="P1"><text:span text:style-name="T1">Arduino</text:span></text:p>
            <text:p text:style-name="P1"><text:span text:style-name="T1">LoraTerminal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12" draw:id="id12" draw:layer="layout" svg:width="3.541cm" svg:height="3.13cm" svg:x="8.653cm" svg:y="12.167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2" draw:text-style-name="P4" draw:layer="layout" svg:width="6.189cm" svg:height="5.459cm" svg:x="2.369cm" svg:y="2.872cm">
          <draw:text-box>
            <text:p text:style-name="P1"><text:span text:style-name="T1"/></text:p>
            <text:p text:style-name="P1"><text:span text:style-name="T1">Lora Terminal</text:span></text:p>
            <text:p text:style-name="P1"><text:span text:style-name="T1">handleIo()</text:span></text:p>
            <text:p text:style-name="P1"><text:span text:style-name="T1">routine called</text:span></text:p>
            <text:p text:style-name="P1"><text:span text:style-name="T1">From Arduino <text:s/>loop()</text:span></text:p>
          </draw:text-box>
        </draw:frame>
        <draw:connector draw:style-name="gr8" draw:text-style-name="P3" draw:layer="layout" draw:type="line" svg:x1="12.465cm" svg:y1="7.403cm" svg:x2="12.5cm" svg:y2="9.667cm" draw:start-shape="id18" draw:start-glue-point="2" draw:end-shape="id19" draw:end-glue-point="0" svg:d="M12465 7403l35 2264" svg:viewBox="0 0 36 2265">
          <text:p/>
        </draw:connector>
        <draw:custom-shape draw:style-name="gr9" draw:text-style-name="P5" xml:id="id18" draw:id="id18" draw:layer="layout" svg:width="5.264cm" svg:height="2.881cm" svg:x="9.833cm" svg:y="4.522cm">
          <text:p text:style-name="P1"><text:span text:style-name="T2">Output byte from</text:span></text:p>
          <text:p text:style-name="P1"><text:span text:style-name="T2">serialFIFO To</text:span></text:p>
          <text:p text:style-name="P1"><text:span text:style-name="T2">Arduino Serial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65cm" svg:y1="1.702cm" svg:x2="12.465cm" svg:y2="4.522cm" draw:end-shape="id18" svg:d="M12465 1702v2820" svg:viewBox="0 0 1 2821">
          <text:p/>
        </draw:connector>
        <draw:custom-shape draw:style-name="gr10" draw:text-style-name="P5" draw:layer="layout" svg:width="3.624cm" svg:height="2.89cm" svg:x="10.831cm" svg:y="23.467cm">
          <draw:glue-point draw:id="8" svg:x="0cm" svg:y="-4.342cm"/>
          <text:p text:style-name="P1"><text:span text:style-name="T2">Return</text:span></text:p>
          <text:p text:style-name="P1"><text:span text:style-name="T2">To Arduino</text:span></text:p>
          <text:p text:style-name="P1"><text:span text:style-name="T2">loop(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3" draw:layer="layout" draw:type="line" svg:x1="12.571cm" svg:y1="22.339cm" svg:x2="12.643cm" svg:y2="23.658cm" draw:start-shape="id20" draw:start-glue-point="2" svg:d="M12571 22339l72 1319" svg:viewBox="0 0 73 1320">
          <text:p/>
        </draw:connector>
        <draw:custom-shape draw:style-name="gr11" draw:text-style-name="P5" xml:id="id19" draw:id="id19" draw:layer="layout" svg:width="5.264cm" svg:height="2.88cm" svg:x="9.868cm" svg:y="9.667cm">
          <text:p text:style-name="P1"><text:span text:style-name="T2">Push Arduino</text:span></text:p>
          <text:p text:style-name="P1"><text:span text:style-name="T2">Serial Input bytes</text:span></text:p>
          <text:p text:style-name="P1"><text:span text:style-name="T2">to loraFIF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" draw:id="id21" draw:layer="layout" svg:width="5.264cm" svg:height="2.881cm" svg:x="9.974cm" svg:y="14.812cm">
          <text:p text:style-name="P1"><text:span text:style-name="T2">recv Lora</text:span></text:p>
          <text:p text:style-name="P1"><text:span text:style-name="T2">Input Buffer, </text:span></text:p>
          <text:p text:style-name="P1"><text:span text:style-name="T2">push bytes to</text:span></text:p>
          <text:p text:style-name="P1"><text:span text:style-name="T2">Arduino Serial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cm" svg:y1="12.547cm" svg:x2="12.606cm" svg:y2="14.812cm" draw:start-shape="id19" draw:start-glue-point="2" draw:end-shape="id21" draw:end-glue-point="0" svg:d="M12500 12547l106 2265" svg:viewBox="0 0 107 2266">
          <text:p/>
        </draw:connector>
        <draw:custom-shape draw:style-name="gr9" draw:text-style-name="P5" xml:id="id20" draw:id="id20" draw:layer="layout" svg:width="5.264cm" svg:height="2.881cm" svg:x="9.939cm" svg:y="19.458cm">
          <text:p text:style-name="P1"><text:span text:style-name="T2">Collect TX output</text:span></text:p>
          <text:p text:style-name="P1"><text:span text:style-name="T2">buffer</text:span></text:p>
          <text:p text:style-name="P1"><text:span text:style-name="T2">From loraFIFO</text:span></text:p>
          <text:p text:style-name="P1"><text:span text:style-name="T2">And Transmit 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606cm" svg:y1="17.693cm" svg:x2="12.571cm" svg:y2="19.458cm" draw:start-shape="id21" draw:start-glue-point="2" draw:end-shape="id20" draw:end-glue-point="0" svg:d="M12606 17693l-35 1765" svg:viewBox="0 0 36 1766">
          <text:p/>
        </draw:connector>
      </draw:page>
      <draw:page draw:name="page5" draw:style-name="dp1" draw:master-page-name="Default">
        <draw:custom-shape draw:style-name="gr4" draw:text-style-name="P2" xml:id="id23" draw:id="id23" draw:layer="layout" svg:width="3.541cm" svg:height="2.986cm" svg:x="15.981cm" svg:y="13.30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2.064cm" svg:y1="11.817cm" svg:x2="16.496cm" svg:y2="14.043cm" draw:start-shape="id22" draw:start-glue-point="10" draw:end-shape="id23" draw:end-glue-point="9" svg:d="M12064 11817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frame draw:style-name="gr6" draw:text-style-name="P4" draw:layer="layout" svg:width="6.189cm" svg:height="3.723cm" svg:x="12.513cm" svg:y="5.201cm">
          <draw:text-box>
            <text:p text:style-name="P1"><text:span text:style-name="T1">Arduino</text:span></text:p>
            <text:p text:style-name="P1"><text:span text:style-name="T1">LoraRepeat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22" draw:id="id22" draw:layer="layout" svg:width="3.541cm" svg:height="3.13cm" svg:x="8.883cm" svg:y="9.561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13" draw:text-style-name="P4" draw:layer="layout" svg:width="6.189cm" svg:height="3.744cm" svg:x="12.357cm" svg:y="3.012cm">
          <draw:text-box>
            <text:p text:style-name="P1"><text:span text:style-name="T1"/></text:p>
            <text:p text:style-name="P1"><text:span text:style-name="T1">Lora Repeat</text:span></text:p>
            <text:p text:style-name="P1"><text:span text:style-name="T1">loop()</text:span></text:p>
            <text:p text:style-name="P1"><text:span text:style-name="T1">function</text:span></text:p>
          </draw:text-box>
        </draw:frame>
        <draw:custom-shape draw:style-name="gr9" draw:text-style-name="P5" xml:id="id24" draw:id="id24" draw:layer="layout" svg:width="5.264cm" svg:height="2.881cm" svg:x="7.033cm" svg:y="8.348cm">
          <text:p text:style-name="P1"><text:span text:style-name="T2">recv Lora</text:span></text:p>
          <text:p text:style-name="P1"><text:span text:style-name="T2">In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56cm" svg:y1="4.295cm" svg:x2="9.665cm" svg:y2="8.348cm" draw:end-shape="id24" draw:end-glue-point="0" svg:d="M9560 4295l105 4053" svg:viewBox="0 0 106 4054">
          <text:p/>
        </draw:connector>
        <draw:custom-shape draw:style-name="gr9" draw:text-style-name="P5" xml:id="id26" draw:id="id26" draw:layer="layout" svg:width="5.264cm" svg:height="2.881cm" svg:x="6.998cm" svg:y="17.611cm">
          <text:p text:style-name="P1"><text:span text:style-name="T2">send</text:span></text:p>
          <text:p text:style-name="P1"><text:span text:style-name="T2">Lora</text:span></text:p>
          <text:p text:style-name="P1"><text:span text:style-name="T2">In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665cm" svg:y1="11.229cm" svg:x2="9.711cm" svg:y2="13.046cm" draw:start-shape="id24" draw:start-glue-point="2" draw:end-shape="id25" draw:end-glue-point="0" svg:d="M9665 11229l46 1817" svg:viewBox="0 0 47 1818">
          <text:p/>
        </draw:connector>
        <draw:custom-shape draw:style-name="gr9" draw:text-style-name="P5" xml:id="id25" draw:id="id25" draw:layer="layout" svg:width="5.264cm" svg:height="2.881cm" svg:x="7.079cm" svg:y="13.046cm">
          <text:p text:style-name="P1"><text:span text:style-name="T2">Wait a b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711cm" svg:y1="15.927cm" svg:x2="9.63cm" svg:y2="17.611cm" draw:start-shape="id25" draw:start-glue-point="2" draw:end-shape="id26" draw:end-glue-point="0" svg:d="M9711 15927l-81 1684" svg:viewBox="0 0 82 1685">
          <text:p/>
        </draw:connector>
        <draw:connector draw:style-name="gr14" draw:text-style-name="P3" draw:layer="layout" draw:line-skew="0cm -1.761cm" svg:x1="9.63cm" svg:y1="20.492cm" svg:x2="9.514cm" svg:y2="5.773cm" draw:start-shape="id26" draw:start-glue-point="2" svg:d="M9630 20492v525h-4919v-15244h4803" svg:viewBox="0 0 4920 15245">
          <text:p/>
        </draw:connector>
      </draw:page>
      <draw:page draw:name="page7" draw:style-name="dp1" draw:master-page-name="Default">
        <draw:custom-shape draw:style-name="gr4" draw:text-style-name="P2" xml:id="id28" draw:id="id28" draw:layer="layout" svg:width="3.541cm" svg:height="2.986cm" svg:x="13.809cm" svg:y="13.15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9.892cm" svg:y1="11.658cm" svg:x2="14.324cm" svg:y2="13.884cm" draw:start-shape="id27" draw:start-glue-point="10" draw:end-shape="id28" draw:end-glue-point="9" svg:d="M9892 11658l4432 2226" svg:viewBox="0 0 4433 2227">
          <text:p text:style-name="P1"/>
          <text:p text:style-name="P1"/>
          <text:p text:style-name="P1"><text:s text:c="3"/></text:p>
          <text:p text:style-name="P1">send <text:s text:c="6"/></text:p>
          <text:p text:style-name="P1"><text:s text:c="7"/>IsModeTx <text:s text:c="11"/></text:p>
        </draw:connector>
        <draw:frame draw:style-name="gr6" draw:text-style-name="P4" draw:layer="layout" svg:width="6.189cm" svg:height="3.723cm" svg:x="2.168cm" svg:y="2.456cm">
          <draw:text-box>
            <text:p text:style-name="P1"><text:span text:style-name="T1">Arduino</text:span></text:p>
            <text:p text:style-name="P1"><text:span text:style-name="T1">LoraPing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27" draw:id="id27" draw:layer="layout" svg:width="3.541cm" svg:height="3.13cm" svg:x="6.711cm" svg:y="9.402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13" draw:text-style-name="P4" draw:layer="layout" svg:width="6.189cm" svg:height="3.744cm" svg:x="12.332cm" svg:y="3.038cm">
          <draw:text-box>
            <text:p text:style-name="P1"><text:span text:style-name="T1"/></text:p>
            <text:p text:style-name="P1"><text:span text:style-name="T1">Lora Ping</text:span></text:p>
            <text:p text:style-name="P1"><text:span text:style-name="T1">loop()</text:span></text:p>
            <text:p text:style-name="P1"><text:span text:style-name="T1">function</text:span></text:p>
          </draw:text-box>
        </draw:frame>
        <draw:custom-shape draw:style-name="gr9" draw:text-style-name="P5" xml:id="id29" draw:id="id29" draw:layer="layout" svg:width="5.264cm" svg:height="2.881cm" svg:x="6.777cm" svg:y="8.235cm">
          <text:p text:style-name="P1"><text:span text:style-name="T2">Copy next</text:span></text:p>
          <text:p text:style-name="P1"><text:span text:style-name="T2">Ping Msg</text:span></text:p>
          <text:p text:style-name="P1"><text:span text:style-name="T2">To out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535cm" svg:y1="4.321cm" svg:x2="9.409cm" svg:y2="8.235cm" draw:end-shape="id29" draw:end-glue-point="0" svg:d="M9535 4321l-126 3914" svg:viewBox="0 0 127 3915">
          <text:p/>
        </draw:connector>
        <draw:custom-shape draw:style-name="gr9" draw:text-style-name="P5" xml:id="id31" draw:id="id31" draw:layer="layout" svg:width="5.264cm" svg:height="2.881cm" svg:x="6.973cm" svg:y="17.637cm">
          <text:p text:style-name="P1"><text:span text:style-name="T2">Wait a b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409cm" svg:y1="11.116cm" svg:x2="9.686cm" svg:y2="13.072cm" draw:start-shape="id29" draw:start-glue-point="2" draw:end-shape="id30" draw:end-glue-point="0" svg:d="M9409 11116l277 1956" svg:viewBox="0 0 278 1957">
          <text:p/>
        </draw:connector>
        <draw:custom-shape draw:style-name="gr9" draw:text-style-name="P5" xml:id="id30" draw:id="id30" draw:layer="layout" svg:width="5.264cm" svg:height="2.881cm" svg:x="7.054cm" svg:y="13.072cm">
          <text:p text:style-name="P1"><text:span text:style-name="T2">send</text:span></text:p>
          <text:p text:style-name="P1"><text:span text:style-name="T2">Lora</text:span></text:p>
          <text:p text:style-name="P1"><text:span text:style-name="T2">out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686cm" svg:y1="15.953cm" svg:x2="9.605cm" svg:y2="17.637cm" draw:start-shape="id30" draw:start-glue-point="2" draw:end-shape="id31" draw:end-glue-point="0" svg:d="M9686 15953l-81 1684" svg:viewBox="0 0 82 1685">
          <text:p/>
        </draw:connector>
        <draw:connector draw:style-name="gr15" draw:text-style-name="P3" draw:layer="layout" draw:line-skew="0cm -1.761cm" svg:x1="9.605cm" svg:y1="20.518cm" svg:x2="9.489cm" svg:y2="5.799cm" draw:start-shape="id31" draw:start-glue-point="2" svg:d="M9605 20518v525h-4919v-15244h4803" svg:viewBox="0 0 4920 152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8:23:48.314968000</meta:creation-date>
    <dc:date>2019-07-25T13:06:45.380621000</dc:date>
    <meta:editing-duration>PT3H47M32S</meta:editing-duration>
    <meta:editing-cycles>25</meta:editing-cycles>
    <meta:generator>LibreOffice/5.0.4.2$MacOSX_X86_64 LibreOffice_project/2b9802c1994aa0b7dc6079e128979269cf95bc78</meta:generator>
    <meta:document-statistic meta:object-count="72"/>
  </office:meta>
</office:document-meta>
</file>